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text-position="super 58%"/>
    </style:style>
    <style:style style:name="T2" style:family="text">
      <style:text-properties style:text-position="sub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text is 
        <text:span text:style-name="T1">superscript</text:span>
      </text:p>
      <text:p text:style-name="Standard">This text is 
        <text:span text:style-name="T2">subscript</text:span>
     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2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iner Bielefeld</meta:initial-creator>
    <meta:creation-date>2012-07-20T08:40:32.54</meta:creation-date>
    <dc:date>2012-07-20T08:43:55.58</dc:date>
    <dc:creator>Rainer Bielefeld</dc:creator>
    <meta:editing-duration>P0D</meta:editing-duration>
    <meta:editing-cycles>2</meta:editing-cycles>
    <meta:generator>LibreOffice/3.5$Windows_x86 LibreOffice_project/7122e39-92ed229-498d286-15e43b4-d70da21</meta:generator>
    <meta:document-statistic meta:table-count="0" meta:image-count="0" meta:object-count="0" meta:page-count="1" meta:paragraph-count="3" meta:word-count="18" meta:character-count="112" meta:non-whitespace-character-count="97"/>
  </office:meta>
</office:document-meta>
</file>